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RepositoryImpl.remove( String loc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ourceRepositoryImpl.remove( Source sour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ourceRepositoryImpl.copy( String from , String to , boolean recurse ,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RepositoryImpl.makeCollection( String locat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SourceRepositoryImpl.save( String in , String ou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SourceRepositoryImpl.service(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urceRepositoryImpl.copy( Source source , Source destination , boolean recurs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SourceRepositoryImpl.move( String from , String to , boolean recurse , boolean overwri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RepositoryImpl.getParent( 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urceRepositoryImpl.doCopy( String from , String to , boolean recurse , boolean overwrit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SourceRepositoryImpl.SourceRepository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